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P2" style:family="paragraph" style:parent-style-name="Standard" style:list-style-name="L1"/>
    <style:style style:name="P3" style:family="paragraph" style:parent-style-name="Heading_20_1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bliografia:</text:p>
      <text:list xml:id="list29565415" text:style-name="L1">
        <text:list-item>
          <text:p text:style-name="P2">Aerospace Corporation „GPS Primer”: <text:a xlink:type="simple" xlink:href="http://www.aero.org/">http://www.aero.org/</text:a> 05/2008,</text:p>
        </text:list-item>
        <text:list-item>
          <text:p text:style-name="P2">Satelitarne systemy nawigacji: <text:a xlink:type="simple" xlink:href="http://www.kt.agh.edu.pl/~brus/satelity/navi.html">http://www.kt.agh.edu.pl/~brus/satelity/navi.html</text:a> 04/2009,</text:p>
        </text:list-item>
        <text:list-item>
          <text:p text:style-name="P2">GPS explained: <text:a xlink:type="simple" xlink:href="http://www.kowoma.de/en/gps/">http://www.kowoma.de/en/gps/</text:a> 04/2009,</text:p>
        </text:list-item>
        <text:list-item>
          <text:p text:style-name="P2">Warren Hewerdine „NMEA Reference Manual—January 2005 ”: <text:a xlink:type="simple" xlink:href="http://www.sirf.com/">http://www.sirf.com/</text:a> <text:span text:style-name="T1">07/2008,</text:span></text:p>
        </text:list-item>
        <text:list-item>
          <text:p text:style-name="P2"><text:span text:style-name="T1">GPS Intermediate Driver: </text:span><text:a xlink:type="simple" xlink:href="http://msdn.microsoft.com/en-us/library/bb202086.aspx"><text:span text:style-name="T1">http://msdn.microsoft.com/en-us/library/bb202086.aspx</text:span></text:a><text:span text:style-name="T1"> 07/2009,</text:span></text:p>
        </text:list-item>
        <text:list-item>
          <text:p text:style-name="P2"><text:span text:style-name="T1">The National Marine Electronics Association (NMEA): </text:span><text:a xlink:type="simple" xlink:href="http://www.nmea.org/"><text:span text:style-name="T1">http://www.nmea.org/</text:span></text:a><text:span text:style-name="T1"> 07/2009,</text:span></text:p>
        </text:list-item>
        <text:list-item>
          <text:p text:style-name="P2"><text:span text:style-name="T1">NMEA data: </text:span><text:a xlink:type="simple" xlink:href="http://www.gpsinformation.org/dale/nmea.htm"><text:span text:style-name="T1">http://www.gpsinformation.org/dale/nmea.htm</text:span></text:a><text:span text:style-name="T1"> 07/2009,</text:span></text:p>
        </text:list-item>
        <text:list-item>
          <text:p text:style-name="P2"><text:span text:style-name="T1">NMEA 0183: </text:span><text:a xlink:type="simple" xlink:href="http://pl.wikipedia.org/wiki/NMEA_0183"><text:span text:style-name="T1">http://pl.wikipedia.org/wiki/NMEA_0183</text:span></text:a><text:span text:style-name="T1"> 07/2009,</text:span></text:p>
        </text:list-item>
        <text:list-item>
          <text:p text:style-name="P2"><text:span text:style-name="T1">Google Maps API: </text:span><text:a xlink:type="simple" xlink:href="http://code.google.com/apis/maps/"><text:span text:style-name="T1">http://code.google.com/apis/maps/</text:span></text:a><text:span text:style-name="T1"> 11/2008,</text:span></text:p>
        </text:list-item>
        <text:list-item>
          <text:p text:style-name="P2"><text:span text:style-name="T1">OpenStreetMap: </text:span><text:a xlink:type="simple" xlink:href="http://www.openstreetmap.org/"><text:span text:style-name="T1">http://www.openstreetmap.org/</text:span></text:a><text:span text:style-name="T1"> 11/05/2009,</text:span></text:p>
        </text:list-item>
        <text:list-item>
          <text:p text:style-name="P2">Python Programming Language – Official Website: <text:a xlink:type="simple" xlink:href="http://www.python.org/"><text:span text:style-name="T2">http://www.python.org/</text:span></text:a><text:span text:style-name="T2"> 04/2009,</text:span></text:p>
        </text:list-item>
        <text:list-item>
          <text:p text:style-name="P2"><text:span text:style-name="T2">The Django Framework: </text:span><text:a xlink:type="simple" xlink:href="http://www.djangoproject.com/"><text:span text:style-name="T2">http://www.djangoproject.com/</text:span></text:a><text:span text:style-name="T2"> 04/2009,</text:span></text:p>
        </text:list-item>
        <text:list-item>
          <text:p text:style-name="P2"><text:span text:style-name="T2">PostgreSQL: </text:span><text:a xlink:type="simple" xlink:href="http://www.postgresql.org/"><text:span text:style-name="T2">http://www.postgresql.org/</text:span></text:a><text:span text:style-name="T2"> 04.2009,</text:span></text:p>
        </text:list-item>
        <text:list-item>
          <text:p text:style-name="P2"><text:span text:style-name="T2">The Apache Software Foundation: </text:span><text:a xlink:type="simple" xlink:href="http://www.apache.org/"><text:span text:style-name="T2">http://www.apache.org/</text:span></text:a><text:span text:style-name="T2"> 04/2009,</text:span></text:p>
        </text:list-item>
        <text:list-item>
          <text:p text:style-name="P2"><text:span text:style-name="T2"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SP.2.319504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size="12pt" style:font-name-asian="Lucida Sans Unicode" style:font-size-asian="12pt" style:font-name-complex="Tahoma" style:font-size-complex="12pt"/>
    </style:style>
    <style:style style:name="Heading_20_6" style:display-name="Heading 6" style:family="paragraph" style:parent-style-name="Header" style:next-style-name="Text_20_body" style:class="text" style:default-outline-level="6">
      <style:text-properties style:font-name="Times New Roman" fo:font-size="7pt" fo:font-weight="bold" style:font-name-asian="Lucida Sans Unicode" style:font-size-asian="7pt" style:font-weight-asian="bold" style:font-name-complex="Tahoma" style:font-size-complex="7pt" style:font-weight-complex="bold"/>
    </style:style>
    <style:style style:name="Heading_20_2" style:display-name="Heading 2" style:family="paragraph" style:parent-style-name="Header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1" style:display-name="Heading 1" style:family="paragraph" style:parent-style-name="Header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C.2.1404" style:family="text" style:parent-style-name="Default">
      <style:text-properties fo:font-size="20pt" fo:font-style="italic" style:font-size-asian="20pt" style:font-style-asian="italic" style:font-size-complex="20pt" style:font-style-complex="italic"/>
    </style:style>
    <style:style style:name="Default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d</meta:initial-creator>
    <meta:creation-date>2009-05-12T11:19:21.92</meta:creation-date>
    <dc:date>2009-07-17T10:02:15.35</dc:date>
    <dc:creator>m d</dc:creator>
    <meta:editing-duration>PT00H57M57S</meta:editing-duration>
    <meta:editing-cycles>32</meta:editing-cycles>
    <meta:generator>OpenOffice.org/3.0$Win32 OpenOffice.org_project/300m15$Build-9379</meta:generator>
    <meta:document-statistic meta:table-count="0" meta:image-count="0" meta:object-count="0" meta:page-count="1" meta:paragraph-count="15" meta:word-count="93" meta:character-count="971"/>
  </office:meta>
</office:document-meta>
</file>